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3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5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493cm">
          <draw:text-box>
            <text:p text:style-name="P1"><text:span text:style-name="T1">HYMN #694</text:span></text:p>
            <text:p text:style-name="P1"><text:span text:style-name="T2">“</text:span><text:span text:style-name="T2">Thee Will I Love, My Strength, My Tow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5.654cm" svg:height="7.011cm" svg:x="1.27cm" svg:y="0.508cm">
          <draw:text-box>
            <text:p text:style-name="P4"><text:span text:style-name="T3">1. </text:span><text:span text:style-name="T4">Thee will I love, my strength, my tower;</text:span><text:span text:style-name="T4"><text:line-break/></text:span><text:span text:style-name="T4">Thee will I love, my hope, my joy.</text:span><text:span text:style-name="T4"><text:line-break/></text:span><text:span text:style-name="T4">Thee will I love with all my power,</text:span><text:span text:style-name="T4"><text:line-break/></text:span><text:span text:style-name="T4">With ardor time shall ne’er destr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7" draw:layer="layout" svg:width="24.892cm" svg:height="3.631cm" svg:x="1.547cm" svg:y="0.504cm">
          <draw:text-box>
            <text:p text:style-name="P6"><text:span text:style-name="T4">Thee will I love, O Light divine,</text:span><text:span text:style-name="T4"><text:line-break/></text:span><text:span text:style-name="T4">So long as life is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3" draw:text-style-name="P9" draw:layer="layout" svg:width="24.54cm" svg:height="7.011cm" svg:x="1.778cm" svg:y="0.609cm">
          <draw:text-box>
            <text:p text:style-name="P8"><text:span text:style-name="T5">2. </text:span><text:span text:style-name="T6">Thee will I love, my life, my Savior,</text:span><text:span text:style-name="T6"><text:line-break/></text:span><text:span text:style-name="T6">Who art my best and truest friend.</text:span><text:span text:style-name="T6"><text:line-break/></text:span><text:span text:style-name="T6">Thee will I love and praise forever,</text:span><text:span text:style-name="T6"><text:line-break/></text:span><text:span text:style-name="T6">For never shall Thy kindness e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5" draw:text-style-name="P9" draw:layer="layout" svg:width="24.286cm" svg:height="3.788cm" svg:x="1.876cm" svg:y="0.508cm">
          <draw:text-box>
            <text:p text:style-name="P8"><text:span text:style-name="T6">Thee will I love with all my heart-</text:span><text:span text:style-name="T6"><text:line-break/></text:span><text:span text:style-name="T6">Thou my Redeemer a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3" draw:text-style-name="P9" draw:layer="layout" svg:width="25.654cm" svg:height="7.011cm" svg:x="1.114cm" svg:y="0.609cm">
          <draw:text-box>
            <text:p text:style-name="P8"><text:span text:style-name="T5">3. </text:span><text:span text:style-name="T6">I thank Thee, Jesus, Sun from heaven,</text:span><text:span text:style-name="T6"><text:line-break/></text:span><text:span text:style-name="T6">Whose radiance hath brought light to me;</text:span><text:span text:style-name="T6"><text:line-break/></text:span><text:span text:style-name="T6">I thank Thee, who hast richly given</text:span><text:span text:style-name="T6"><text:line-break/></text:span><text:span text:style-name="T6">All that could make me glad and fre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5" draw:text-style-name="P9" draw:layer="layout" svg:width="24.286cm" svg:height="3.788cm" svg:x="1.778cm" svg:y="0.53cm">
          <draw:text-box>
            <text:p text:style-name="P8"><text:span text:style-name="T6">I thank Thee that my soul is healed</text:span><text:span text:style-name="T6"><text:line-break/></text:span><text:span text:style-name="T6">By what Thy lips reveal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3" draw:text-style-name="P9" draw:layer="layout" svg:width="25.556cm" svg:height="7.011cm" svg:x="1.27cm" svg:y="0.508cm">
          <draw:text-box>
            <text:p text:style-name="P8"><text:span text:style-name="T5">4. </text:span><text:span text:style-name="T6">O keep me watchful, then, and humble;</text:span><text:span text:style-name="T6"><text:line-break/></text:span><text:span text:style-name="T6">Permit me nevermore to stray.</text:span><text:span text:style-name="T6"><text:line-break/></text:span><text:span text:style-name="T6">Uphold me when my feet would stumble,</text:span><text:span text:style-name="T6"><text:line-break/></text:span><text:span text:style-name="T6">And keep me on the narrow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5" draw:text-style-name="P9" draw:layer="layout" svg:width="24.032cm" svg:height="3.788cm" svg:x="2cm" svg:y="0.53cm">
          <draw:text-box>
            <text:p text:style-name="P8"><text:span text:style-name="T6">Fill all my nature with Thy light,</text:span><text:span text:style-name="T6"><text:line-break/></text:span><text:span text:style-name="T6">O Radiance strong and brigh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Hymn_25_20template" presentation:presentation-page-layout-name="AL1T0">
        <draw:frame draw:style-name="gr3" draw:text-style-name="P11" draw:layer="layout" svg:width="25.302cm" svg:height="7.011cm" svg:x="1.368cm" svg:y="0.454cm">
          <draw:text-box>
            <text:p text:style-name="P10"><text:span text:style-name="T5">5. </text:span><text:span text:style-name="T6">Thee will I love, my crown of gladness;</text:span></text:p>
            <text:p text:style-name="P10"><text:span text:style-name="T6">Thee will I love, my God and Lord,</text:span></text:p>
            <text:p text:style-name="P10"><text:span text:style-name="T6">Amid the darkest depths of sadness,</text:span></text:p>
            <text:p text:style-name="P10"><text:span text:style-name="T6">And not for hope of high rewar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Hymn_25_20template" presentation:presentation-page-layout-name="AL1T0">
        <draw:frame draw:style-name="gr6" draw:text-style-name="P14" draw:layer="layout" svg:width="23.524cm" svg:height="9.203cm" svg:x="2.54cm" svg:y="0.508cm">
          <draw:text-box>
            <text:p text:style-name="P12"><text:span text:style-name="T7">For Thine own sake, O Light divine,</text:span></text:p>
            <text:p text:style-name="P12"><text:span text:style-name="T7">So long as life is mine.</text:span></text:p>
            <text:p text:style-name="P6"><text:span text:style-name="T7"><text:line-break/></text:span><text:span text:style-name="T7"/></text:p>
            <text:p text:style-name="P13"><text:span text:style-name="T8"/></text:p>
            <text:p text:style-name="P13"><text:span text:style-name="T8"><text:s/></text:span></text:p>
            <text:p text:style-name="P13"><text:span text:style-name="T8"><text:s text:c="8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0:18:25.604000000</meta:creation-date>
    <dc:title>Hymn template</dc:title>
    <meta:editing-duration>PT33M51S</meta:editing-duration>
    <meta:editing-cycles>17</meta:editing-cycles>
    <meta:generator>LibreOffice/6.1.5.2$Windows_X86_64 LibreOffice_project/90f8dcf33c87b3705e78202e3df5142b201bd805</meta:generator>
    <meta:initial-creator>Arthur Hoch</meta:initial-creator>
    <dc:date>2019-04-27T14:35:59.123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10-10T10:18:25.495000000"/>
  </office:meta>
</office:document-meta>
</file>